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variant="normal" fo:text-transform="none" fo:font-style="normal"/>
    </style:style>
    <style:style style:name="P16" style:family="paragraph" style:parent-style-name="Standard" style:list-style-name="L6">
      <style:text-properties fo:font-variant="normal" fo:text-transform="none" fo:font-style="normal" style:font-style-asian="normal" style:font-style-complex="normal"/>
    </style:style>
    <style:style style:name="P17" style:family="paragraph" style:parent-style-name="Standard" style:list-style-name="L6">
      <style:text-properties fo:font-variant="normal" fo:text-transform="none" fo:font-style="normal"/>
    </style:style>
    <style:style style:name="P18" style:family="paragraph" style:parent-style-name="Standard" style:list-style-name="L7"/>
    <style:style style:name="P19" style:family="paragraph" style:parent-style-name="Text_20_body">
      <style:text-properties fo:font-variant="normal" fo:text-transform="none" fo:font-style="normal"/>
    </style:style>
    <style:style style:name="P20" style:family="paragraph" style:parent-style-name="Text_20_body">
      <style:text-properties fo:font-variant="normal" fo:text-transform="none" style:font-name="Times New Roman" fo:font-style="normal"/>
    </style:style>
    <style:style style:name="P21" style:family="paragraph" style:parent-style-name="Text_20_body">
      <style:text-properties style:font-name="Times New Roman"/>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text-properties style:font-name="Times New Roman"/>
    </style:style>
    <style:style style:name="P2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5" style:family="paragraph" style:parent-style-name="Heading_20_1" style:master-page-name="First_20_Page">
      <style:paragraph-properties style:page-number="auto"/>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fo:font-variant="normal" fo:text-transform="none" fo:font-style="normal"/>
    </style:style>
    <style:style style:name="T8" style:family="text">
      <style:text-properties style:font-name="Times New Roman"/>
    </style:style>
    <style:style style:name="T9" style:family="text">
      <style:text-properties style:text-position="33% 80%"/>
    </style:style>
    <style:style style:name="T10" style:family="text">
      <style:text-properties fo:font-style="normal" style:font-style-asian="normal" style:font-style-complex="normal"/>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Model railroad layouts sometime have their own time displayed via visible clocks that people refer to when operating the layout. <text:s/>These might display a different time of day from the current real clock time, so that an evening train can be run during the day. <text:s/>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s/>OpenLCB should provide a way to do that over existing OpenLCB infrastructure.</text:p>
      <text:p text:style-name="Standard">Producer/Consumer events, one per second or minute, could certainly meet this need. <text:s/>Since event IDs are arbitrary, in the absence of any other support, the clocks would have to have 24*60 or 24*60*60 separate event IDs configured between clock time producers and consumers. <text:s/>This is untenable. <text:s/>Hence, the primary reason for this Standard is to create well-defined <text:span text:style-name="T4">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5">the</text:span> layout to be controlled via the time signal by interpreting the events or event ranges specified here. <text:s/>Not all timing-related purposes will be met by the contents of <text:span text:style-name="T5">this Standard, and other ways of handling timing formation will be needed for those.</text:span></text:p>
      <text:h text:style-name="Heading_20_2" text:outline-level="2">Served use cases</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5192428254821505134" text:style-name="L2">
        <text:list-item>
          <text:p text:style-name="P10">Action at a specific time: “The bell rings at noon”</text:p>
        </text:list-item>
        <text:list-item>
          <text:p text:style-name="P10"><text:soft-page-break/>Condition during an interval: “The porch light should be on from 5PM to midnight”</text:p>
        </text:list-item>
        <text:list-item>
          <text:p text:style-name="P10">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Unserved use cases</text:h>
      <text:p text:style-name="Standard">The model building lights turn on and off only a few seconds apart <text:s/>- 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p>
      <text:list xml:id="list3411507695104384987" text:style-name="L4">
        <text:list-item>
          <text:p text:style-name="P11">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11">By going directly to 17:00. <text:s/>This will skip ringing the church bells in the point above, but might not get the state at 17:00 correct. The state can be addressed by optionally producing the necessary events as part of going directly.</text:p>
        </text:list-item>
      </text:list>
      <text:p text:style-name="Standard">Layout lights execute a pattern that's different when the modeled day is Monday vs Saturday – Day of week, or calendar date in general, does not result in different events being produced. <text:s/>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text:soft-page-break/>Reference and Context</text:h>
      <text:h text:style-name="Heading_20_2" text:outline-level="2">Message Formats</text:h>
      <text:h text:style-name="Heading_20_2" text:outline-level="2">States </text:h>
      <text:h text:style-name="Heading_20_2" text:outline-level="2">Interactions </text:h>
      <text:p text:style-name="Text_20_body"><text:span text:style-name="T10">The Set/Report Rate interaction is written in a way that makes options available for e.g. low-bandwidth clocks, see below.</text:span></text:p>
      <text:p text:style-name="Text_20_body"><text:span text:style-name="T10">Nodes that want the date, e.g. to initialize a display, can ask for the Set/ReportDate event status from the clock-producer node using IdentifyEvents.</text:span></text:p>
      <text:p text:style-name="Text_20_body">Note that nodes should not assume that they will receive any time event only once. <text:s/>As time is set, it's possible for a node to receive the current time more than once.</text:p>
      <text:p text:style-name="P14">Clock generators may also respond to other events to set their time. <text:s/>For example, to allow slaving of a clock generators events to time events from another clock generator, a clock generator may react to time event IDs with another high six bytes. <text:s/>How, when, whether to do that is an internal configuration option of the clock generator node, and is not discussed by the Standard.</text:p>
      <text:h text:style-name="Heading_20_3" text:outline-level="3">Event Identification and Reporting</text:h>
      <text:p text:style-name="P15">This lets devices rapidly establish information about a clock, even if they don't know it exists. To find the current clock:</text:p>
      <text:list xml:id="list3127954993071338104" text:style-name="L6">
        <text:list-item>
          <text:p text:style-name="P17">Send a global IdentifyProducers for well-known event ID “Delivers Clock Protocol”</text:p>
        </text:list-item>
        <text:list-item>
          <text:p text:style-name="P17">If there's no reply, no clock exists. If there is a reply, extract the source node ID (alias) of the clock producer node and send an IdentifyEvents. <text:s/></text:p>
        </text:list-item>
        <text:list-item>
          <text:p text:style-name="P16">The reply will contain IdentifyProducedEvent messages that show the current clock producer state via their active/valid status.</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producer node(s)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via multiple clock generators with unique Node IDs, but it's up to the user to allocate clock generators and configure the clock producers and consumers to use the proper clock number as part of their event range. <text:s/></text:p>
      <text:h text:style-name="Heading_20_2" text:outline-level="2"><text:soft-page-break/>Configuration via a simple teach-learn UI</text:h>
      <text:p text:style-name="P19">Blue and Gold configuration does not have to be implemented, perhaps many devices won't, but <text:span text:style-name="T6">important</text:span> to show it can be done. Configuring consumers to react to a particular time event can be done by putting a programming button on the master time producer that sends the learn message for the current clock time.</text:p>
      <text:p text:style-name="P19">Better (more powerful) UIs can<text:span text:style-name="T8"> then use the same underlying teach/learn implementation.</text:span></text:p>
      <text:p text:style-name="P20">To Teach: gold; blue to select: hour, minute, rate; up/down to change; gold</text:p>
      <text:p text:style-name="P20">To nominate: blue, blue; gold to select: h,m,r; up/down; blue</text:p>
      <text:p text:style-name="P21">From the Arduino docs:</text:p>
      <text:p text:style-name="P23">The User Interface (UI) uses the Blue / Gold buttons:</text:p>
      <text:p text:style-name="P22">A (Blue/Gold)+ sequence Sets or Nominates the Time, Rate or Alarms to learn a Teach-event. </text:p>
      <text:p text:style-name="P24">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producer isn't specifically part of the clock producer. It could be anywhere. <text:s/>And no protocol needs to be defined for alarm events, as they're just regular produced events: When A is produced, produce B and C. <text:s/>That's a generally-useful thing to have, even for non-time events.</text:p>
      <text:h text:style-name="Heading_20_2" text:outline-level="2">Low-Bandwidth Clock Producers</text:h>
      <text:p text:style-name="Standard">The Standard specifies that only time events <text:span text:style-name="T5">with consumers need to be produced. <text:s/>Clock-producing nodes can use this to reduce the bandwidth used by the clock events, particularly at high rate. <text:s/>The producing node can automatically generate and maintain a list of consumed event IDs, and produce only those.</text:span></text:p>
      <text:p text:style-name="Standard"><text:span text:style-name="T5">Once the clock-producing node is up and running, it can listen for ConsumerIdentified messages and include any Set/Report Time event IDs seen in its list. Nodes that newly attach or restart will emit these automatically. <text:s/>So long as the clock-producing node isn't marked as a Simple node, these will be forwarded to it.</text:span></text:p>
      <text:p text:style-name="Standard"><text:span text:style-name="T5">The process to find all consumers when the clock-producing node becomes active on an already existing OpenLCB network is similar, it just involves querying the entire network:</text:span></text:p>
      <text:list xml:id="list768842612778524044" text:style-name="L5">
        <text:list-item>
          <text:p text:style-name="P12"><text:soft-page-break/><text:span text:style-name="T5">Send a Verify Node Global, and construct a list of nodes from the response</text:span></text:p>
        </text:list-item>
        <text:list-item>
          <text:p text:style-name="P13">At a suitably metered interval, send a IdentifyEvent to each node.</text:p>
        </text:list-item>
        <text:list-item>
          <text:p text:style-name="P12"><text:span text:style-name="T5">Construct the list of consumed event IDs from the response.</text:span></text:p>
        </text:list-item>
      </text:list>
      <text:p text:style-name="Standard"><text:span text:style-name="T5">There is currently no support to do a network-parallel query such as “Identify All Consumers of Event IDs in the following Range” due to buffer-management and network-load-scaling issues with it.</text:span></text:p>
      <text:h text:style-name="Heading_20_2" text:outline-level="2">Slaving Clock Generators</text:h>
      <text:p text:style-name="Standard">For modular layout use cases (still being identified), it's useful to have the time events be created in synch with some other clock generator. <text:s/>For example, a modular segment has a clock generator and multiple nodes that are configured to <text:span text:style-name="T5">together</text:span> do complex automation. <text:s/>You want to include it in a larger modular layout without having to reconfigure this. <text:s/></text:p>
      <text:p text:style-name="Standard">One way to do that is to slave the modular clock generator to another master clock generator, so that the master clock generator controls and specifies the time, and the modular clock generator produces its own events to represent that time. <text:s/>The consuming nodes then act on the modular clock events they are configured with.</text:p>
      <text:p text:style-name="Standard">Operationally, this slaving consists of reissuing the events with different top-end bytes, translating the top-end bytes from the master clock generators values to the slaved modular clock generator values.</text:p>
      <text:p text:style-name="Standard">Mechanically, this can be done by having a mode in the clock generator node that does this, having a gateway onto the modular OpenLCB segment that does the translation (and removing the original modular clock generator), or some other mechanism. <text:s/>The standard is about protocol, not implementation, and so is silent about this.</text:p>
      <text:p text:style-name="Standard">If a modular clock generator is to be configured to follow some other clock event range, that raises the question of how to do it. <text:s/>The Standard is silent about this too, but it's <text:span text:style-name="T5">important</text:span> that there be a way to do it within the Standard. <text:s/>Choices include:</text:p>
      <text:list xml:id="list1290500123121541050" text:style-name="L7">
        <text:list-item>
          <text:p text:style-name="P18">Configure it via the memory configuration protocol to listen for a particular value of the top bytes.</text:p>
        </text:list-item>
        <text:list-item>
          <text:p text:style-name="P18">Many layouts just have one clock generator. If that's true, a button on the clock that says “Slave to master” will get the right one. If there's more than one, pushing that button could just go to the next one.</text:p>
        </text:list-item>
        <text:list-item>
          <text:p text:style-name="P18"><text:span text:style-name="T5">Use teach/learn or blue/gold to teach an event from the master clock, or some producer or consumer of the master clock, to the slave. <text:s/>For example, if there's a master “clock stop” button, teach that to the slave so that it knows that's the range to listen to. <text:s/>This can be done even if there are multiple clocks operating on the layout.</text:span></text:p>
        </text:list-item>
      </text:list>
      <text:h text:style-name="Heading_20_2" text:outline-level="2">History and Numerology</text:h>
      <text:p text:style-name="Text_20_body">There are slightly <text:span text:style-name="T4">more</text:span> than 2<text:span text:style-name="T9">16</text:span> seconds in a day, and just <text:span text:style-name="T4">less</text:span> than 2<text:span text:style-name="T9">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text:soft-page-break/>By-seconds events allow much more precise timing, particularly at low fast-clock multipliers (clocks near real-time), but they result in too much traffic at high fast-clock multipliers (really fast clocks). <text:s/>A 10 minute fast 24 hour cycle is 144 messages per second, more than 15% of CAN bandwidth. Even faster rates, for example to do a fast recycle to prepare for a new sequence, would clearly saturate the bus. <text:s/>This has led to the choice of minute events, with seconds reserved for possible future consideration.</text:p>
      <text:p text:style-name="Text_20_body">A denser format would be 5 bits hour, 6 bits minutes, 6 bits seconds all put consecutively, instead of in separate bytes. <text:s/>That still takes three bytes, but keeps the seven spare bits together.</text:p>
      <text:p text:style-name="P19">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19">We're not sending events-with-only-minutes, or -only-seconds. <text:s/>Those make it easy to do something once a minute or once a second via consumer, but those are not to the only interesting intervals: <text:s/>Just do the calculation.</text:p>
      <text:p text:style-name="P19">Regardless of whether the clock sends seconds or minutes, small times can be maintained via a local timebase synched to the time broadcast and the rate messages. <text:s/>There's a limit to how pre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1" text:outline-level="1">Future Work</text:h>
      <text:p text:style-name="P19">Event ident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6"><text:s/>1.1 Served use cases<text:tab/>1</text:p>
          <text:p text:style-name="P26"><text:s/>1.2 Unserved use cases<text:tab/>2</text:p>
          <text:p text:style-name="P27"><text:s/>2 Annotations to the Standard<text:tab/>2</text:p>
          <text:p text:style-name="P26"><text:s/>2.1 Introduction<text:tab/>2</text:p>
          <text:p text:style-name="P26"><text:s/>2.2 Intended Use<text:tab/>2</text:p>
          <text:p text:style-name="P26"><text:s/>2.3 Reference and Context<text:tab/>3</text:p>
          <text:p text:style-name="P26"><text:s/>2.4 Message Formats<text:tab/>3</text:p>
          <text:p text:style-name="P26"><text:s/>2.5 States <text:tab/>3</text:p>
          <text:p text:style-name="P26"><text:s/>2.6 Interactions <text:tab/>3</text:p>
          <text:p text:style-name="P27"><text:s/>3 Background Information<text:tab/>3</text:p>
          <text:p text:style-name="P26"><text:s/>3.1 Multiple Clocks<text:tab/>3</text:p>
          <text:p text:style-name="P26"><text:s/>3.2 Configuration via a simple teach-learn UI<text:tab/>3</text:p>
          <text:p text:style-name="P26"><text:s/>3.3 Alarms<text:tab/>3</text:p>
          <text:p text:style-name="P26"><text:s/>3.4 Low-Bandwidth Clock Producers<text:tab/>4</text:p>
          <text:p text:style-name="P26"><text:s/>3.5 History and Numerology<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Technical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3-02-06T22:28:13.98" text:fixed="true">Feb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0:19:24.99">Apr 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75" text:date-value="2013-02-06T22:28:05"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6</meta:editing-cycles>
    <meta:editing-duration>PT13H9M13S</meta:editing-duration>
    <meta:generator>OpenOffice.org/3.4.1$Unix OpenOffice.org_project/341m1$Build-9593</meta:generator>
    <dc:date>2013-04-06T20:19:25</dc:date>
    <dc:creator>Bob Jacobsen</dc:creator>
    <meta:document-statistic meta:table-count="1" meta:image-count="1" meta:object-count="0" meta:page-count="7" meta:paragraph-count="111" meta:word-count="2524" meta:character-count="15045"/>
    <meta:user-defined meta:name="Info 1"/>
    <meta:user-defined meta:name="Info 2"/>
    <meta:user-defined meta:name="Info 3"/>
    <meta:user-defined meta:name="Info 4"/>
  </office:meta>
</office:document-meta>
</file>